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20%" draw:fill-color="#99ff66" draw:opacity="20%" draw:textarea-horizontal-align="justify" draw:textarea-vertical-align="middle" draw:auto-grow-height="false" fo:min-height="4.8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1.75cm" fo:min-width="2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1" style:family="graphic" style:parent-style-name="standard">
      <style:graphic-properties svg:stroke-color="#000000" svg:stroke-opacity="20%" draw:fill-color="#b2b2b2" draw:opacity="20%" draw:textarea-horizontal-align="justify" draw:textarea-vertical-align="middle" draw:auto-grow-height="false" fo:min-height="8.25cm" fo:min-width="18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4cm"/>
    </style:style>
    <style:style style:name="gr13" style:family="graphic" style:parent-style-name="standard">
      <style:graphic-properties svg:stroke-color="#000000" svg:stroke-opacity="20%" draw:fill-color="#004586" draw:opacity="20%" draw:textarea-horizontal-align="justify" draw:textarea-vertical-align="middle" draw:auto-grow-height="false" fo:min-height="6.15cm" fo:min-width="18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2cm"/>
    </style:style>
    <style:style style:name="gr15" style:family="graphic" style:parent-style-name="standard">
      <style:graphic-properties draw:fill-color="#cc0000"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draw:fill-color="#009900"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loext:graphic-properties draw:fill-color="#99ff66" draw:opacity="2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color="#800000" fo:font-style="italic" style:font-style-asian="italic" style:font-style-complex="italic"/>
    </style:style>
    <style:style style:name="P7" style:family="paragraph">
      <loext:graphic-properties draw:fill-color="#b2b2b2" draw:opacity="20%"/>
      <style:paragraph-properties fo:text-align="center"/>
    </style:style>
    <style:style style:name="P8" style:family="paragraph">
      <loext:graphic-properties draw:fill-color="#004586" draw:opacity="20%"/>
      <style:paragraph-properties fo:text-align="center"/>
    </style:style>
    <style:style style:name="P9" style:family="paragraph">
      <loext:graphic-properties draw:fill-color="#cc0000"/>
      <style:paragraph-properties fo:text-align="center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5.1cm" svg:x="1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cm" svg:x="10.636cm" svg:y="4.647cm">
          <text:p text:style-name="P2">ThingSpeak<text:line-break/>MQTT Brid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cm" svg:x="7cm" svg:y="1.7cm">
          <text:p text:style-name="P2">ThingSpeak<text:line-break/>Chann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2cm" svg:x="7cm" svg:y="8.1cm">
          <text:p text:style-name="P2">Mosquitto<text:line-break/>MQTT Brok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cm" svg:height="2cm" svg:x="15.2cm" svg:y="10.6cm">
          <text:p text:style-name="P2">Logg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cm" svg:height="2cm" svg:x="11.3cm" svg:y="13.5cm">
          <text:p text:style-name="P2">Processo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cm" svg:height="2cm" svg:x="1.2cm" svg:y="17.1cm">
          <text:p text:style-name="P2">Sensor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cm" svg:height="2cm" svg:x="6.2cm" svg:y="17.1cm">
          <text:p text:style-name="P2">SensorN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8cm" svg:y1="13.5cm" svg:x2="9.9cm" svg:y2="10.2cm">
          <text:p/>
        </draw:line>
        <draw:line draw:style-name="gr5" draw:text-style-name="P4" draw:layer="layout" svg:x1="10.6cm" svg:y1="10.2cm" svg:x2="13.6cm" svg:y2="13.5cm">
          <text:p/>
        </draw:line>
        <draw:line draw:style-name="gr5" draw:text-style-name="P4" draw:layer="layout" svg:x1="12cm" svg:y1="9.1cm" svg:x2="15.2cm" svg:y2="11.7cm">
          <text:p/>
        </draw:line>
        <draw:line draw:style-name="gr5" draw:text-style-name="P4" draw:layer="layout" svg:x1="8cm" svg:y1="17cm" svg:x2="8.4cm" svg:y2="10.1cm">
          <text:p/>
        </draw:line>
        <draw:line draw:style-name="gr5" draw:text-style-name="P4" draw:layer="layout" svg:x1="3cm" svg:y1="17cm" svg:x2="7.5cm" svg:y2="10.1cm">
          <text:p/>
        </draw:line>
        <draw:line draw:style-name="gr5" draw:text-style-name="P4" draw:layer="layout" svg:x1="10.7cm" svg:y1="8.1cm" svg:x2="13.4cm" svg:y2="6.7cm">
          <text:p/>
        </draw:line>
        <draw:line draw:style-name="gr5" draw:text-style-name="P4" draw:layer="layout" svg:x1="13.2cm" svg:y1="4.6cm" svg:x2="10.2cm" svg:y2="3.8cm">
          <text:p/>
        </draw:line>
        <draw:line draw:style-name="gr6" draw:text-style-name="P4" draw:layer="layout" svg:x1="4.6cm" svg:y1="18.1cm" svg:x2="6.2cm" svg:y2="18.1cm">
          <text:p/>
        </draw:line>
        <draw:frame draw:style-name="gr7" draw:text-style-name="P5" draw:layer="layout" svg:width="1.848cm" svg:height="0.725cm" svg:x="2.8cm" svg:y="14.275cm">
          <draw:text-box>
            <text:p><text:span text:style-name="T1">publish</text:span></text:p>
          </draw:text-box>
        </draw:frame>
        <draw:frame draw:style-name="gr7" draw:text-style-name="P5" draw:layer="layout" svg:width="1.848cm" svg:height="0.725cm" svg:x="6.5cm" svg:y="14.275cm">
          <draw:text-box>
            <text:p><text:span text:style-name="T1">publish</text:span></text:p>
          </draw:text-box>
        </draw:frame>
        <draw:frame draw:style-name="gr7" draw:text-style-name="P5" draw:layer="layout" svg:width="1.848cm" svg:height="0.725cm" svg:x="11.7cm" svg:y="11.075cm">
          <draw:text-box>
            <text:p><text:span text:style-name="T1">publish</text:span></text:p>
          </draw:text-box>
        </draw:frame>
        <draw:frame draw:style-name="gr8" draw:text-style-name="P5" draw:layer="layout" svg:width="2.318cm" svg:height="0.725cm" svg:x="12.952cm" svg:y="9.375cm">
          <draw:text-box>
            <text:p><text:span text:style-name="T1">subscribe</text:span></text:p>
          </draw:text-box>
        </draw:frame>
        <draw:frame draw:style-name="gr8" draw:text-style-name="P5" draw:layer="layout" svg:width="2.318cm" svg:height="0.725cm" svg:x="9.7cm" svg:y="12.075cm">
          <draw:text-box>
            <text:p><text:span text:style-name="T1">subscribe</text:span></text:p>
          </draw:text-box>
        </draw:frame>
        <draw:frame draw:style-name="gr9" draw:text-style-name="P5" draw:layer="layout" svg:width="3.855cm" svg:height="0.725cm" svg:x="7.645cm" svg:y="7.3cm">
          <draw:text-box>
            <text:p><text:span text:style-name="T1">Publish via bridge</text:span></text:p>
          </draw:text-box>
        </draw:frame>
        <draw:frame draw:style-name="gr10" draw:text-style-name="P6" draw:layer="layout" svg:width="5.8cm" svg:height="3.095cm" svg:x="14.2cm" svg:y="15.916cm">
          <draw:text-box>
            <text:p><text:span text:style-name="T2">WeMos D1 Mini</text:span><text:span text:style-name="T2"><text:line-break/></text:span><text:span text:style-name="T2">ESP8266</text:span><text:span text:style-name="T2"><text:line-break/></text:span><text:span text:style-name="T2">Microcontroller</text:span></text:p>
            <text:p><text:span text:style-name="T2">ESPEasy firmware</text:span></text:p>
          </draw:text-box>
        </draw:frame>
        <draw:custom-shape draw:style-name="gr11" draw:text-style-name="P7" draw:layer="layout" svg:width="19cm" svg:height="8.5cm" svg:x="1cm" svg:y="7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4.164cm" svg:height="1.673cm" svg:x="15.036cm" svg:y="7.4cm">
          <draw:text-box>
            <text:p><text:span text:style-name="T2">Raspberry Pi</text:span></text:p>
            <text:p><text:span text:style-name="T2">Raspian OS</text:span></text:p>
          </draw:text-box>
        </draw:frame>
        <draw:custom-shape draw:style-name="gr13" draw:text-style-name="P8" draw:layer="layout" svg:width="19cm" svg:height="6.4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932cm" svg:height="1.673cm" svg:x="15.8cm" svg:y="1cm">
          <draw:text-box>
            <text:p><text:span text:style-name="T2">Cloud</text:span><text:span text:style-name="T2"><text:line-break/></text:span><text:span text:style-name="T2">Services</text:span></text:p>
          </draw:text-box>
        </draw:frame>
        <draw:custom-shape draw:style-name="gr2" draw:text-style-name="P2" draw:layer="layout" svg:width="5cm" svg:height="2cm" svg:x="3.3cm" svg:y="4.7cm">
          <text:p text:style-name="P2">ThingSpeak<text:line-break/>REST API Bridge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4cm" svg:y1="8.1cm" svg:x2="5.9cm" svg:y2="6.8cm">
          <text:p/>
        </draw:line>
        <draw:line draw:style-name="gr5" draw:text-style-name="P4" draw:layer="layout" svg:x1="6cm" svg:y1="4.7cm" svg:x2="8.6cm" svg:y2="3.8cm">
          <text:p/>
        </draw:line>
        <draw:custom-shape draw:style-name="gr15" draw:text-style-name="P9" draw:layer="layout" svg:width="0.5cm" svg:height="0.5cm" svg:x="12.2cm" svg:y="3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6" draw:text-style-name="P10" draw:layer="layout" svg:width="0.5cm" svg:height="0.5cm" svg:x="6.4cm" svg:y="3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" draw:text-style-name="P12" draw:layer="layout" svg:width="3.6cm" svg:height="0.645cm" svg:x="12.6cm" svg:y="3.755cm">
          <draw:text-box>
            <text:p text:style-name="P11"><text:span text:style-name="T3">Incomatible top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14:20:44.246034551</meta:creation-date>
    <dc:date>2019-04-16T18:07:49.337820929</dc:date>
    <meta:editing-duration>PT10M36S</meta:editing-duration>
    <meta:editing-cycles>2</meta:editing-cycles>
    <meta:generator>LibreOffice/5.1.6.2$Linux_X86_64 LibreOffice_project/10m0$Build-2</meta:generator>
    <meta:document-statistic meta:object-count="33"/>
  </office:meta>
</office:document-meta>
</file>